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fxn</text:p>
          </table:table-cell>
          <table:table-cell table:style-name="ce1" office:value-type="string" calcext:value-type="string">
            <text:p>||grad(fxn)||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-10, 10</text:p>
          </table:table-cell>
          <table:table-cell office:value-type="float" office:value="1130" calcext:value-type="float">
            <text:p>1130</text:p>
          </table:table-cell>
          <table:table-cell office:value-type="float" office:value="349.284983713588" calcext:value-type="float">
            <text:p>349.284983713588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4.871511462009805, 11.206703182988523</text:p>
          </table:table-cell>
          <table:table-cell office:value-type="float" office:value="209.871414686588" calcext:value-type="float">
            <text:p>209.871414686588</text:p>
          </table:table-cell>
          <table:table-cell office:value-type="float" office:value="349.284983713588" calcext:value-type="float">
            <text:p>349.284983713588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2.6684520193755286, 1.8514925593049174</text:p>
          </table:table-cell>
          <table:table-cell office:value-type="float" office:value="38.8695577259346" calcext:value-type="float">
            <text:p>38.8695577259346</text:p>
          </table:table-cell>
          <table:table-cell office:value-type="float" office:value="35.5842660950861" calcext:value-type="float">
            <text:p>35.5842660950861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-1.7170067361592685, 2.0755496031069254</text:p>
          </table:table-cell>
          <table:table-cell office:value-type="float" office:value="7.19882963251235" calcext:value-type="float">
            <text:p>7.19882963251235</text:p>
          </table:table-cell>
          <table:table-cell office:value-type="float" office:value="64.8026706292093" calcext:value-type="float">
            <text:p>64.8026706292093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-1.3096185211459863, 0.3440524179286737</text:p>
          </table:table-cell>
          <table:table-cell office:value-type="float" office:value="1.33726917379613" calcext:value-type="float">
            <text:p>1.33726917379613</text:p>
          </table:table-cell>
          <table:table-cell office:value-type="float" office:value="6.590557050962" calcext:value-type="float">
            <text:p>6.590557050962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-1.1331965664437709, 0.38556138662405065</text:p>
          </table:table-cell>
          <table:table-cell office:value-type="float" office:value="0.248418616617143" calcext:value-type="float">
            <text:p>0.248418616617143</text:p>
          </table:table-cell>
          <table:table-cell office:value-type="float" office:value="12.0154248881609" calcext:value-type="float">
            <text:p>12.0154248881609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-1.0574317128611466, 0.06375612790803331</text:p>
          </table:table-cell>
          <table:table-cell office:value-type="float" office:value="0.0460437958710292" calcext:value-type="float">
            <text:p>0.0460437958710292</text:p>
          </table:table-cell>
          <table:table-cell office:value-type="float" office:value="1.22428442800837" calcext:value-type="float">
            <text:p>1.22428442800837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-1.0246891905833797, 0.07146525624224206</text:p>
          </table:table-cell>
          <table:table-cell office:value-type="float" office:value="0.00853471156962432" calcext:value-type="float">
            <text:p>0.00853471156962432</text:p>
          </table:table-cell>
          <table:table-cell office:value-type="float" office:value="2.23012597874639" calcext:value-type="float">
            <text:p>2.23012597874639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-1.0106249169899861, 0.011780585409235919</text:p>
          </table:table-cell>
          <table:table-cell office:value-type="float" office:value="0.00157722195291293" calcext:value-type="float">
            <text:p>0.00157722195291293</text:p>
          </table:table-cell>
          <table:table-cell office:value-type="float" office:value="0.226937565467183" calcext:value-type="float">
            <text:p>0.226937565467183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-1.0045635266530752, 0.013209244139082855</text:p>
          </table:table-cell>
          <table:table-cell office:value-type="float" office:value="0.000291579165115665" calcext:value-type="float">
            <text:p>0.000291579165115665</text:p>
          </table:table-cell>
          <table:table-cell office:value-type="float" office:value="0.412883852130098" calcext:value-type="float">
            <text:p>0.412883852130098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-1.0019609998585837, 0.0021731142998136273</text:p>
          </table:table-cell>
          <table:table-cell office:value-type="float" office:value="0.0000537482054688079" calcext:value-type="float">
            <text:p>5.37482054688079E-05</text:p>
          </table:table-cell>
          <table:table-cell office:value-type="float" office:value="0.0419611146732084" calcext:value-type="float">
            <text:p>0.0419611146732084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-1.0008420201906847, 0.002437327611471156</text:p>
          </table:table-cell>
          <table:table-cell office:value-type="float" office:value="0.00000992718827037938" calcext:value-type="float">
            <text:p>9.92718827037938E-06</text:p>
          </table:table-cell>
          <table:table-cell office:value-type="float" office:value="0.0762263758118532" calcext:value-type="float">
            <text:p>0.0762263758118532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-1.0003630926463183, 0.0004042888010329028</text:p>
          </table:table-cell>
          <table:table-cell office:value-type="float" office:value="0.00000183644945463871" calcext:value-type="float">
            <text:p>1.83644945463871E-06</text:p>
          </table:table-cell>
          <table:table-cell office:value-type="float" office:value="0.00775856270892048" calcext:value-type="float">
            <text:p>0.00775856270892048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-1.0001565454735577, 0.0004532850507430066</text:p>
          </table:table-cell>
          <table:table-cell office:value-type="float" office:value="0.00000034333678637374" calcext:value-type="float">
            <text:p>3.43336786373744E-07</text:p>
          </table:table-cell>
          <table:table-cell office:value-type="float" office:value="0.0140683127673887" calcext:value-type="float">
            <text:p>0.0140683127673887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-1.000069390681504, 7.967718968029258e-05</text:p>
          </table:table-cell>
          <table:table-cell office:value-type="float" office:value="0.00000006561718331927" calcext:value-type="float">
            <text:p>6.56171833192662E-08</text:p>
          </table:table-cell>
          <table:table-cell office:value-type="float" office:value="0.00145906244894122" calcext:value-type="float">
            <text:p>0.00145906244894122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34:35</meta:creation-date>
    <dc:date>2023-05-20T03:35:51.462877101</dc:date>
    <meta:generator>LibreOffice/7.3.7.2$Linux_X86_64 LibreOffice_project/30$Build-2</meta:generator>
    <meta:editing-duration>PT1M4S</meta:editing-duration>
    <meta:editing-cycles>1</meta:editing-cycles>
    <meta:document-statistic meta:table-count="1" meta:cell-count="63" meta:object-count="0"/>
    <meta:user-defined meta:name="AppVersion">3.1</meta:user-defined>
  </office:meta>
</office:document-meta>
</file>